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Monaco" svg:font-family="Monaco, Consolas, 'Bitstream Vera Sans Mono', 'Courier New', Courier,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909d" officeooo:paragraph-rsid="0016909d"/>
    </style:style>
    <style:style style:name="P2" style:family="paragraph" style:parent-style-name="Standard">
      <style:text-properties fo:font-size="15pt" fo:font-weight="bold" officeooo:rsid="0016909d" officeooo:paragraph-rsid="00184fc5" style:font-size-asian="13.1000003814697pt" style:font-weight-asian="bold" style:font-size-complex="15pt" style:font-weight-complex="bold"/>
    </style:style>
    <style:style style:name="P3" style:family="paragraph" style:parent-style-name="Standard">
      <style:text-properties fo:font-size="15pt" fo:font-weight="bold" officeooo:rsid="002514ab" officeooo:paragraph-rsid="002514ab" style:font-size-asian="13.1000003814697pt" style:font-weight-asian="bold" style:font-size-complex="15pt" style:font-weight-complex="bold"/>
    </style:style>
    <style:style style:name="P4" style:family="paragraph" style:parent-style-name="Standard">
      <style:text-properties fo:font-size="15pt" fo:font-weight="bold" officeooo:rsid="0033331b" officeooo:paragraph-rsid="0033331b" style:font-size-asian="13.1000003814697pt" style:font-weight-asian="bold" style:font-size-complex="15pt" style:font-weight-complex="bold"/>
    </style:style>
    <style:style style:name="P5" style:family="paragraph" style:parent-style-name="Standard">
      <style:text-properties fo:font-size="15pt" fo:font-weight="bold" officeooo:rsid="003b679f" officeooo:paragraph-rsid="003b679f" style:font-size-asian="13.1000003814697pt" style:font-weight-asian="bold" style:font-size-complex="15pt" style:font-weight-complex="bold"/>
    </style:style>
    <style:style style:name="P6" style:family="paragraph" style:parent-style-name="Standard">
      <style:text-properties fo:font-size="15pt" fo:font-weight="bold" officeooo:rsid="001d9ddb" officeooo:paragraph-rsid="001d9ddb" style:font-size-asian="15pt" style:font-weight-asian="bold" style:font-size-complex="15pt" style:font-weight-complex="bold"/>
    </style:style>
    <style:style style:name="P7" style:family="paragraph" style:parent-style-name="Standard">
      <style:text-properties fo:font-size="12pt" fo:font-weight="normal" officeooo:rsid="0016909d" officeooo:paragraph-rsid="0016909d" style:font-size-asian="10.5pt" style:font-weight-asian="normal" style:font-size-complex="12pt" style:font-weight-complex="normal"/>
    </style:style>
    <style:style style:name="P8" style:family="paragraph" style:parent-style-name="Standard">
      <style:text-properties fo:font-size="12pt" fo:font-weight="normal" officeooo:rsid="002514ab" officeooo:paragraph-rsid="002514ab" style:font-size-asian="10.5pt" style:font-weight-asian="normal" style:font-size-complex="12pt" style:font-weight-complex="normal"/>
    </style:style>
    <style:style style:name="P9" style:family="paragraph" style:parent-style-name="Standard">
      <style:text-properties fo:font-size="12pt" fo:font-weight="normal" officeooo:rsid="0033331b" officeooo:paragraph-rsid="0033331b" style:font-size-asian="10.5pt" style:font-weight-asian="normal" style:font-size-complex="12pt" style:font-weight-complex="normal"/>
    </style:style>
    <style:style style:name="P10" style:family="paragraph" style:parent-style-name="Standard">
      <style:text-properties fo:font-size="12pt" fo:font-weight="normal" officeooo:rsid="003548b9" officeooo:paragraph-rsid="003548b9" style:font-size-asian="10.5pt" style:font-weight-asian="normal" style:font-size-complex="12pt" style:font-weight-complex="normal"/>
    </style:style>
    <style:style style:name="P11" style:family="paragraph" style:parent-style-name="Standard">
      <style:text-properties fo:font-size="12pt" fo:font-weight="normal" officeooo:rsid="003c1fd8" officeooo:paragraph-rsid="003c1fd8" style:font-size-asian="10.5pt" style:font-weight-asian="normal" style:font-size-complex="12pt" style:font-weight-complex="normal"/>
    </style:style>
    <style:style style:name="P12" style:family="paragraph" style:parent-style-name="Standard">
      <style:text-properties fo:font-size="12pt" fo:font-weight="bold" officeooo:rsid="003b679f" officeooo:paragraph-rsid="003b679f" style:font-size-asian="10.5pt" style:font-weight-asian="bold" style:font-size-complex="12pt" style:font-weight-complex="bold"/>
    </style:style>
    <style:style style:name="P13" style:family="paragraph" style:parent-style-name="Standard">
      <style:text-properties fo:font-size="12pt" fo:font-weight="bold" officeooo:rsid="004e2600" officeooo:paragraph-rsid="004e2600" style:font-size-asian="10.5pt" style:font-weight-asian="bold" style:font-size-complex="12pt" style:font-weight-complex="bold"/>
    </style:style>
    <style:style style:name="P14" style:family="paragraph" style:parent-style-name="Standard">
      <style:text-properties fo:font-size="20pt" fo:font-weight="bold" officeooo:rsid="0016909d" officeooo:paragraph-rsid="00184fc5" style:font-size-asian="20pt" style:font-weight-asian="bold" style:font-size-complex="20pt" style:font-weight-complex="bold"/>
    </style:style>
    <style:style style:name="P15" style:family="paragraph" style:parent-style-name="Standard">
      <style:text-properties fo:font-size="20pt" fo:font-weight="bold" officeooo:rsid="00184fc5" officeooo:paragraph-rsid="00184fc5" style:font-size-asian="20pt" style:font-weight-asian="bold" style:font-size-complex="20pt" style:font-weight-complex="bold"/>
    </style:style>
    <style:style style:name="P16" style:family="paragraph" style:parent-style-name="Standard">
      <style:text-properties fo:font-size="13pt" fo:font-weight="bold" officeooo:rsid="003b679f" officeooo:paragraph-rsid="003b679f" style:font-size-asian="13pt" style:font-weight-asian="bold" style:font-size-complex="13pt" style:font-weight-complex="bold"/>
    </style:style>
    <style:style style:name="P1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3d9fa9"/>
    </style:style>
    <style:style style:name="P19"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fo:font-size="10pt" fo:letter-spacing="normal" fo:font-style="italic" fo:font-weight="normal" fo:background-color="#ffffff" style:font-size-asian="10pt" style:font-style-asian="italic" style:font-weight-asian="normal" style:font-size-complex="10pt" style:font-style-complex="italic" style:font-weight-complex="normal" loext:padding="0cm" loext:border="none"/>
    </style:style>
    <style:style style:name="P20" style:family="paragraph" style:parent-style-name="Preformatted_20_Text">
      <style:text-properties fo:font-size="12pt" fo:font-weight="bold" officeooo:paragraph-rsid="00412710" style:font-weight-asian="bold" style:font-weight-complex="bold"/>
    </style:style>
    <style:style style:name="P21" style:family="paragraph" style:parent-style-name="Preformatted_20_Text">
      <style:text-properties fo:font-variant="normal" fo:text-transform="none" fo:color="#000000" style:font-name="DejaVu Sans Mono" fo:font-size="10pt" fo:letter-spacing="normal" fo:font-style="italic" style:text-underline-style="none" fo:font-weight="normal" officeooo:rsid="003b679f" officeooo:paragraph-rsid="003b679f" style:font-size-asian="10pt" style:font-style-asian="italic" style:font-weight-asian="normal" style:font-size-complex="10pt" style:font-style-complex="italic" style:font-weight-complex="normal"/>
    </style:style>
    <style:style style:name="P22" style:family="paragraph" style:parent-style-name="Preformatted_20_Text">
      <style:text-properties fo:color="#000000" style:font-name="DejaVu Sans Mono" fo:font-size="10pt" fo:font-style="italic" style:text-underline-style="none" fo:font-weight="normal" style:font-size-asian="10pt" style:font-style-asian="italic" style:font-weight-asian="normal" style:font-size-complex="10pt" style:font-style-complex="italic" style:font-weight-complex="normal"/>
    </style:style>
    <style:style style:name="P23" style:family="paragraph" style:parent-style-name="Preformatted_20_Text">
      <style:text-properties fo:color="#000000" fo:font-size="10pt" fo:font-style="italic" style:text-underline-style="none" fo:font-weight="normal" style:font-size-asian="10pt" style:font-style-asian="italic" style:font-weight-asian="normal" style:font-size-complex="10pt" style:font-style-complex="italic" style:font-weight-complex="normal"/>
    </style:style>
    <style:style style:name="P24" style:family="paragraph" style:parent-style-name="Preformatted_20_Text">
      <style:paragraph-properties fo:margin-top="0cm" fo:margin-bottom="0.499cm" loext:contextual-spacing="false"/>
      <style:text-properties fo:color="#000000" style:font-name="DejaVu Sans Mono" fo:font-size="10pt" fo:font-style="italic" style:text-underline-style="none" fo:font-weight="normal" style:font-size-asian="10pt" style:font-style-asian="italic" style:font-weight-asian="normal" style:font-size-complex="10pt" style:font-style-complex="italic" style:font-weight-complex="normal"/>
    </style:style>
    <style:style style:name="P25" style:family="paragraph" style:parent-style-name="Preformatted_20_Text">
      <style:paragraph-properties fo:margin-top="0cm" fo:margin-bottom="0.499cm" loext:contextual-spacing="false"/>
      <style:text-properties fo:color="#000000" style:font-name="DejaVu Sans Mono" fo:font-size="10pt" fo:font-style="italic" style:text-underline-style="none" fo:font-weight="normal" officeooo:rsid="004f91ca" officeooo:paragraph-rsid="004f91ca" style:font-size-asian="10pt" style:font-style-asian="italic" style:font-weight-asian="normal" style:font-size-complex="10pt" style:font-style-complex="italic" style:font-weight-complex="normal"/>
    </style:style>
    <style:style style:name="P26" style:family="paragraph" style:parent-style-name="Standard" style:list-style-name="L1">
      <style:text-properties fo:font-size="12pt" fo:font-weight="normal" officeooo:rsid="0016909d" officeooo:paragraph-rsid="0016909d" style:font-size-asian="10.5pt" style:font-weight-asian="normal" style:font-size-complex="12pt" style:font-weight-complex="normal"/>
    </style:style>
    <style:style style:name="P27" style:family="paragraph" style:parent-style-name="Standard" style:list-style-name="L2">
      <style:text-properties fo:font-size="12pt" fo:font-weight="normal" officeooo:rsid="0016909d" officeooo:paragraph-rsid="0016909d" style:font-size-asian="10.5pt" style:font-weight-asian="normal" style:font-size-complex="12pt" style:font-weight-complex="normal"/>
    </style:style>
    <style:style style:name="P28" style:family="paragraph" style:parent-style-name="Standard" style:list-style-name="L3">
      <style:text-properties fo:font-size="12pt" fo:font-weight="normal" officeooo:rsid="0016909d" officeooo:paragraph-rsid="0016909d" style:font-size-asian="10.5pt" style:font-weight-asian="normal" style:font-size-complex="12pt" style:font-weight-complex="normal"/>
    </style:style>
    <style:style style:name="P29" style:family="paragraph" style:parent-style-name="Standard" style:list-style-name="L3">
      <style:text-properties fo:font-size="12pt" fo:font-weight="normal" officeooo:rsid="0016909d" officeooo:paragraph-rsid="00216964" style:font-size-asian="10.5pt" style:font-weight-asian="normal" style:font-size-complex="12pt" style:font-weight-complex="normal"/>
    </style:style>
    <style:style style:name="P30" style:family="paragraph" style:parent-style-name="Standard" style:list-style-name="L3">
      <style:text-properties fo:font-size="12pt" fo:font-weight="normal" officeooo:rsid="00216964" officeooo:paragraph-rsid="002db3ec" style:font-size-asian="10.5pt" style:font-weight-asian="normal" style:font-size-complex="12pt" style:font-weight-complex="normal"/>
    </style:style>
    <style:style style:name="P31" style:family="paragraph" style:parent-style-name="Standard" style:list-style-name="L3">
      <style:text-properties fo:font-size="12pt" fo:font-weight="normal" officeooo:rsid="00216964" officeooo:paragraph-rsid="002f68c7" style:font-size-asian="10.5pt" style:font-weight-asian="normal" style:font-size-complex="12pt" style:font-weight-complex="normal"/>
    </style:style>
    <style:style style:name="P32" style:family="paragraph" style:parent-style-name="Standard" style:list-style-name="L3">
      <style:text-properties fo:font-size="12pt" fo:font-weight="normal" officeooo:rsid="0026001f" officeooo:paragraph-rsid="0026001f" style:font-size-asian="10.5pt" style:font-weight-asian="normal" style:font-size-complex="12pt" style:font-weight-complex="normal"/>
    </style:style>
    <style:style style:name="P33" style:family="paragraph" style:parent-style-name="Standard" style:list-style-name="L3">
      <style:text-properties fo:font-size="12pt" fo:font-weight="normal" officeooo:rsid="002514ab" officeooo:paragraph-rsid="002514ab" style:font-size-asian="10.5pt" style:font-weight-asian="normal" style:font-size-complex="12pt" style:font-weight-complex="normal"/>
    </style:style>
    <style:style style:name="P34" style:family="paragraph" style:parent-style-name="Standard">
      <style:text-properties fo:font-variant="normal" fo:text-transform="none" fo:color="#000000" style:font-name="Liberation Serif" fo:font-size="12pt" fo:letter-spacing="normal" fo:font-style="normal" fo:font-weight="normal" officeooo:rsid="003b679f" officeooo:paragraph-rsid="003b679f" style:font-size-asian="10.5pt" style:font-weight-asian="normal" style:font-size-complex="12pt" style:font-weight-complex="normal"/>
    </style:style>
    <style:style style:name="P35" style:family="paragraph" style:parent-style-name="Standard">
      <style:text-properties officeooo:rsid="0016909d" officeooo:paragraph-rsid="0016909d"/>
    </style:style>
    <style:style style:name="P36" style:family="paragraph" style:parent-style-name="Preformatted_20_Text">
      <style:text-properties fo:color="#000000" style:font-name="DejaVu Sans Mono" fo:font-size="10pt" fo:font-style="italic" style:text-underline-style="none" fo:font-weight="normal" style:font-size-asian="10pt" style:font-style-asian="italic" style:font-weight-asian="normal" style:font-size-complex="10pt" style:font-style-complex="italic" style:font-weight-complex="normal"/>
    </style:style>
    <style:style style:name="T1" style:family="text">
      <style:text-properties officeooo:rsid="001c6f52"/>
    </style:style>
    <style:style style:name="T2" style:family="text">
      <style:text-properties officeooo:rsid="001d9ddb"/>
    </style:style>
    <style:style style:name="T3" style:family="text">
      <style:text-properties officeooo:rsid="001f851e"/>
    </style:style>
    <style:style style:name="T4" style:family="text">
      <style:text-properties officeooo:rsid="00216964"/>
    </style:style>
    <style:style style:name="T5" style:family="text">
      <style:text-properties fo:font-weight="bold" style:font-weight-asian="bold" style:font-weight-complex="bold"/>
    </style:style>
    <style:style style:name="T6" style:family="text">
      <style:text-properties fo:font-weight="bold" officeooo:rsid="00216964" style:font-weight-asian="bold" style:font-weight-complex="bold"/>
    </style:style>
    <style:style style:name="T7" style:family="text">
      <style:text-properties fo:font-weight="bold" officeooo:rsid="0022882b" style:font-weight-asian="bold" style:font-weight-complex="bold"/>
    </style:style>
    <style:style style:name="T8" style:family="text">
      <style:text-properties fo:font-weight="bold" officeooo:rsid="00276d10" style:font-weight-asian="bold" style:font-weight-complex="bold"/>
    </style:style>
    <style:style style:name="T9" style:family="text">
      <style:text-properties fo:font-weight="bold" officeooo:rsid="002db3ec" style:font-weight-asian="bold" style:font-weight-complex="bold"/>
    </style:style>
    <style:style style:name="T10" style:family="text">
      <style:text-properties officeooo:rsid="0022882b"/>
    </style:style>
    <style:style style:name="T11" style:family="text">
      <style:text-properties officeooo:rsid="0026001f"/>
    </style:style>
    <style:style style:name="T12" style:family="text">
      <style:text-properties officeooo:rsid="002db3ec"/>
    </style:style>
    <style:style style:name="T13" style:family="text">
      <style:text-properties officeooo:rsid="00316764"/>
    </style:style>
    <style:style style:name="T14" style:family="text">
      <style:text-properties officeooo:rsid="00361336"/>
    </style:style>
    <style:style style:name="T15" style:family="text">
      <style:text-properties fo:font-variant="normal" fo:text-transform="none" fo:color="#000000" style:font-name="Monaco" fo:font-size="10pt" fo:letter-spacing="normal" fo:font-style="italic" fo:font-weight="normal" fo:background-color="#ffffff" loext:char-shading-value="0" style:font-size-asian="10pt" style:font-style-asian="italic" style:font-weight-asian="normal" style:font-size-complex="10pt" style:font-style-complex="italic" style:font-weight-complex="normal" loext:padding="0cm" loext:border="none"/>
    </style:style>
    <style:style style:name="T16" style:family="text">
      <style:text-properties fo:font-variant="normal" fo:text-transform="none" fo:color="#000000" fo:font-size="10pt" fo:letter-spacing="normal" fo:font-style="italic" fo:font-weight="normal" fo:background-color="#ffffff" loext:char-shading-value="0" style:font-size-asian="10pt" style:font-style-asian="italic" style:font-weight-asian="normal" style:font-size-complex="10pt" style:font-style-complex="italic" style:font-weight-complex="normal" loext:padding="0cm" loext:border="none"/>
    </style:style>
    <style:style style:name="T17" style:family="text">
      <style:text-properties fo:font-variant="normal" fo:text-transform="none" fo:color="#000000" style:font-name="Liberation Serif" fo:letter-spacing="normal" fo:font-style="normal" fo:font-weight="normal" style:font-weight-asian="normal" style:font-weight-complex="normal"/>
    </style:style>
    <style:style style:name="T18" style:family="text">
      <style:text-properties fo:font-variant="normal" fo:text-transform="none" fo:color="#000000" style:font-name="Liberation Serif" fo:letter-spacing="normal" fo:font-style="normal" fo:font-weight="normal" officeooo:rsid="004f8c62" style:font-weight-asian="normal" style:font-weight-complex="normal"/>
    </style:style>
    <style:style style:name="T19" style:family="text">
      <style:text-properties fo:font-variant="normal" fo:text-transform="none" fo:color="#000000" style:font-name="Liberation Serif" fo:letter-spacing="normal" fo:font-style="normal" fo:font-weight="normal" officeooo:rsid="004f91ca" style:font-weight-asian="normal" style:font-weight-complex="normal"/>
    </style:style>
    <style:style style:name="T20" style:family="text">
      <style:text-properties fo:font-variant="normal" fo:text-transform="none" fo:color="#000000" style:font-name="Liberation Serif" fo:letter-spacing="normal" fo:font-style="normal" fo:font-weight="bold"/>
    </style:style>
    <style:style style:name="T21" style:family="text">
      <style:text-properties fo:font-variant="normal" fo:text-transform="none" fo:color="#000000" style:font-name="DejaVu Sans Mono" fo:font-size="10pt" fo:letter-spacing="normal" fo:font-style="italic" style:text-underline-style="none" fo:font-weight="normal" officeooo:rsid="00412710" fo:background-color="#ffffff" loext:char-shading-value="0" style:font-size-asian="10pt" style:font-style-asian="italic" style:font-weight-asian="normal" style:font-size-complex="10pt" style:font-style-complex="italic" style:font-weight-complex="normal" loext:padding="0cm" loext:border="none"/>
    </style:style>
    <style:style style:name="T22" style:family="text">
      <style:text-properties officeooo:rsid="004b8c4b"/>
    </style:style>
    <style:style style:name="T23" style:family="text">
      <style:text-properties style:font-name="DejaVu Sans Mono"/>
    </style:style>
    <style:style style:name="T24" style:family="text">
      <style:text-properties style:font-name="DejaVu Sans Mono" officeooo:rsid="0054173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tab/><text:tab/><text:tab/>Android Usb Arduino Connection</text:p>
      <text:p text:style-name="P1"/>
      <text:p text:style-name="P6">Introduction</text:p>
      <text:p text:style-name="P1"/>
      <text:p text:style-name="P1"><text:span text:style-name="T2">A </text:span>simple Android application <text:span text:style-name="T3">to</text:span> communicat<text:span text:style-name="T3">e</text:span> with Arduino MEGA 2560 and other Arduino Boards. All you need is a Micro USB OTG to USB Adapter.</text:p>
      <text:p text:style-name="P1">This app will only send data to Arduino Board to change the intensity of the internal led present in Arduino MEGA 2560. </text:p>
      <text:p text:style-name="P1">If the user wants to use external pin then they can change the pin number accordingly.</text:p>
      <text:p text:style-name="P1"/>
      <text:p text:style-name="P2">Requirements</text:p>
      <text:p text:style-name="P7"/>
      <text:list xml:id="list9017884455534764170" text:style-name="L1">
        <text:list-item>
          <text:p text:style-name="P26">Arduino IDE</text:p>
        </text:list-item>
      </text:list>
      <text:list xml:id="list7321269924199931839" text:style-name="L2">
        <text:list-item>
          <text:p text:style-name="P27">Android Studio <text:span text:style-name="T4">(Optional)</text:span></text:p>
        </text:list-item>
        <text:list-item>
          <text:p text:style-name="P27">Android Phone ( Emulator will not work)</text:p>
        </text:list-item>
        <text:list-item>
          <text:p text:style-name="P27">Arduino Board ( Arduino MEGA 2560 preferred)</text:p>
        </text:list-item>
        <text:list-item>
          <text:p text:style-name="P27">Micro USB OTG to USB Adapter</text:p>
        </text:list-item>
      </text:list>
      <text:p text:style-name="P15"/>
      <text:p text:style-name="P2">Installation</text:p>
      <text:p text:style-name="P7"/>
      <text:list xml:id="list450247582976288113" text:style-name="L3">
        <text:list-item>
          <text:p text:style-name="P28">Download the source code from the link given below.</text:p>
        </text:list-item>
        <text:list-item>
          <text:p text:style-name="P28">Run the android source code <text:span text:style-name="T12">which is pressent is </text:span><text:span text:style-name="T9">Android -&gt; Source Code</text:span><text:span text:style-name="T12"> folder </text:span>in android studio <text:span text:style-name="T4">and run it in your phone</text:span>.</text:p>
        </text:list-item>
        <text:list-item>
          <text:p text:style-name="P30">If you dont have <text:span text:style-name="T10">Android Studio then go to </text:span><text:span text:style-name="T7">Android </text:span><text:span text:style-name="T5">-&gt; </text:span><text:span text:style-name="T7">APK </text:span><text:span text:style-name="T10">folder. Apk of the source code is present in the folder. Send the apk to your phone and install the apk.</text:span></text:p>
          <text:list>
            <text:list-item>
              <text:p text:style-name="P30"><text:span text:style-name="T12">If you are using </text:span><text:span text:style-name="T9">Arduino Uno</text:span><text:span text:style-name="T12"> then take the apk from the </text:span><text:span text:style-name="T9">Android-Uno-Usb</text:span><text:span text:style-name="T12"> folder.</text:span></text:p>
            </text:list-item>
            <text:list-item>
              <text:p text:style-name="P30"><text:span text:style-name="T12">If you are using </text:span><text:span text:style-name="T9">Arduino Mega</text:span><text:span text:style-name="T12"> then take the apk from the </text:span><text:span text:style-name="T9">Android-Mega-Usb</text:span><text:span text:style-name="T12"> folder.</text:span></text:p>
            </text:list-item>
          </text:list>
        </text:list-item>
        <text:list-item>
          <text:p text:style-name="P29">From the <text:span text:style-name="T6">Arduino_Code</text:span> folder <text:span text:style-name="T22">take </text:span>the Arduino code in <text:span text:style-name="T1">Arduino Board Using </text:span>Arduino IDE.</text:p>
          <text:list>
            <text:list-item>
              <text:p text:style-name="P31"><text:span text:style-name="T12">If you are using </text:span><text:span text:style-name="T9">Arduino Uno</text:span><text:span text:style-name="T12"> then take the code from the </text:span><text:span text:style-name="T9">Android_Uno_Usb</text:span><text:span text:style-name="T12"> folder and take a LED whose positive side will be in pin 9 and the negative side will be in GND pin.</text:span></text:p>
            </text:list-item>
            <text:list-item>
              <text:p text:style-name="P31"><text:span text:style-name="T12">If you are using </text:span><text:span text:style-name="T9">Arduino Mega</text:span><text:span text:style-name="T12"> then take the code from the </text:span><text:span text:style-name="T9">Android_Mega_Usb</text:span><text:span text:style-name="T12"> folder. You dont need extra LED as Mega boards come with internal LED and the pin of the LED is 13.</text:span></text:p>
            </text:list-item>
          </text:list>
        </text:list-item>
        <text:list-item>
          <text:p text:style-name="P32">Connect the phone to arduino <text:span text:style-name="T13">device </text:span>using OTG cable and USB adapter of arduino.</text:p>
        </text:list-item>
        <text:list-item>
          <text:p text:style-name="P32">Start the application.</text:p>
        </text:list-item>
        <text:list-item>
          <text:p text:style-name="P33"><text:span text:style-name="T11">C</text:span>lick on <text:span text:style-name="T11">the</text:span> <text:span text:style-name="T8">e</text:span><text:span text:style-name="T5">numerate </text:span>button. It will ask for permission.</text:p>
        </text:list-item>
      </text:list>
      <text:p text:style-name="P8"/>
      <text:p text:style-name="P4">Output</text:p>
      <text:p text:style-name="P9"/>
      <text:p text:style-name="P10">After giving the application the required permission to use USB, the android device will be connected to arduino board. As the sliding bar is changed the intensity of the LED in the arduino board <text:span text:style-name="T14">changes according to the sliding bar value. <text:s/></text:span></text:p>
      <text:p text:style-name="P10"/>
      <text:p text:style-name="P4">Code Explanation</text:p>
      <text:p text:style-name="P4"/>
      <text:p text:style-name="P16">Android</text:p>
      <text:p text:style-name="P5"/>
      <text:p text:style-name="P11"><text:soft-page-break/>The below code is an inner class of UsbController which is used to communicate between Android Device to Arduino Board.</text:p>
      <text:p text:style-name="P12"><text:span text:style-name="Source_20_Text"><text:span text:style-name="T15">private</text:span></text:span><text:span text:style-name="T15"> </text:span><text:span text:style-name="Source_20_Text"><text:span text:style-name="T15">class</text:span></text:span><text:span text:style-name="T15"> </text:span><text:span text:style-name="Source_20_Text"><text:span text:style-name="T15">UsbRunnable implements</text:span></text:span><text:span text:style-name="T15"> </text:span><text:span text:style-name="Source_20_Text"><text:span text:style-name="T15">Runnable {</text:span></text:span></text:p>
      <text:p text:style-name="P17"><text:span text:style-name="Source_20_Text"><text:span text:style-name="T16">    </text:span></text:span><text:span text:style-name="Source_20_Text"><text:span text:style-name="T15">private</text:span></text:span><text:span text:style-name="T15"> </text:span><text:span text:style-name="Source_20_Text"><text:span text:style-name="T15">final</text:span></text:span><text:span text:style-name="T15"> </text:span><text:span text:style-name="Source_20_Text"><text:span text:style-name="T15">UsbDevice mDevice;</text:span></text:span></text:p>
      <text:p text:style-name="P19"> </text:p>
      <text:p text:style-name="P17"><text:span text:style-name="Source_20_Text"><text:span text:style-name="T16">    </text:span></text:span><text:span text:style-name="Source_20_Text"><text:span text:style-name="T15">UsbRunnable(UsbDevice dev) {</text:span></text:span></text:p>
      <text:p text:style-name="P17"><text:span text:style-name="Source_20_Text"><text:span text:style-name="T16">        </text:span></text:span><text:span text:style-name="Source_20_Text"><text:span text:style-name="T15">mDevice = dev;</text:span></text:span></text:p>
      <text:p text:style-name="P17"><text:span text:style-name="Source_20_Text"><text:span text:style-name="T16">    </text:span></text:span><text:span text:style-name="Source_20_Text"><text:span text:style-name="T15">}</text:span></text:span></text:p>
      <text:p text:style-name="P19"> </text:p>
      <text:p text:style-name="P17"><text:span text:style-name="Source_20_Text"><text:span text:style-name="T16">    </text:span></text:span><text:span text:style-name="Source_20_Text"><text:span text:style-name="T15">@Override</text:span></text:span></text:p>
      <text:p text:style-name="P17"><text:span text:style-name="Source_20_Text"><text:span text:style-name="T16">    </text:span></text:span><text:span text:style-name="Source_20_Text"><text:span text:style-name="T15">public</text:span></text:span><text:span text:style-name="T15"> </text:span><text:span text:style-name="Source_20_Text"><text:span text:style-name="T15">void</text:span></text:span><text:span text:style-name="T15"> </text:span><text:span text:style-name="Source_20_Text"><text:span text:style-name="T15">run() {<text:tab/><text:tab/><text:tab/>//here the main USB functionality is implemented</text:span></text:span></text:p>
      <text:p text:style-name="P17"><text:span text:style-name="Source_20_Text"><text:span text:style-name="T16">        </text:span></text:span><text:span text:style-name="Source_20_Text"><text:span text:style-name="T15">UsbDeviceConnection conn = mUsbManager.openDevice(mDevice);</text:span></text:span></text:p>
      <text:p text:style-name="P17"><text:span text:style-name="Source_20_Text"><text:span text:style-name="T16">        </text:span></text:span><text:span text:style-name="Source_20_Text"><text:span text:style-name="T15">if</text:span></text:span><text:span text:style-name="T15"> </text:span><text:span text:style-name="Source_20_Text"><text:span text:style-name="T15">(!conn.claimInterface(mDevice.getInterface(1), true)) {</text:span></text:span></text:p>
      <text:p text:style-name="P17"><text:span text:style-name="Source_20_Text"><text:span text:style-name="T16">            </text:span></text:span><text:span text:style-name="Source_20_Text"><text:span text:style-name="T15">return;</text:span></text:span></text:p>
      <text:p text:style-name="P17"><text:span text:style-name="Source_20_Text"><text:span text:style-name="T16">        </text:span></text:span><text:span text:style-name="Source_20_Text"><text:span text:style-name="T15">}</text:span></text:span></text:p>
      <text:p text:style-name="P17"><text:span text:style-name="Source_20_Text"><text:span text:style-name="T15"/></text:span></text:p>
      <text:p text:style-name="P17"><text:span text:style-name="Source_20_Text"><text:span text:style-name="T16">        </text:span></text:span><text:span text:style-name="Source_20_Text"><text:span text:style-name="T15">// Arduino USB serial converter setup</text:span></text:span></text:p>
      <text:p text:style-name="P18"><text:span text:style-name="Source_20_Text"><text:span text:style-name="T16">        </text:span></text:span></text:p>
      <text:p text:style-name="P18"><text:span text:style-name="Source_20_Text"><text:span text:style-name="T15"><text:tab/> <text:s text:c="3"/>conn.controlTransfer(0x21, 34, 0, 0, null, 0, 0);</text:span></text:span></text:p>
      <text:p text:style-name="P17"><text:span text:style-name="Source_20_Text"><text:span text:style-name="T16">        </text:span></text:span><text:span text:style-name="Source_20_Text"><text:span text:style-name="T15">conn.controlTransfer(0x21, 32, 0, 0, new</text:span></text:span><text:span text:style-name="T15"> </text:span><text:span text:style-name="Source_20_Text"><text:span text:style-name="T15">byte[] { (byte) 0x80,</text:span></text:span></text:p>
      <text:p text:style-name="P17"><text:span text:style-name="Source_20_Text"><text:span text:style-name="T16">                </text:span></text:span><text:span text:style-name="Source_20_Text"><text:span text:style-name="T15">0x25, 0x00, 0x00, 0x00, 0x00, 0x08</text:span></text:span><text:span text:style-name="T15"> </text:span><text:span text:style-name="Source_20_Text"><text:span text:style-name="T15">}, 7, 0);</text:span></text:span></text:p>
      <text:p text:style-name="P19"> </text:p>
      <text:p text:style-name="P17"><text:span text:style-name="Source_20_Text"><text:span text:style-name="T16">        </text:span></text:span><text:span text:style-name="Source_20_Text"><text:span text:style-name="T15">UsbEndpoint epIN = null;</text:span></text:span></text:p>
      <text:p text:style-name="P17"><text:span text:style-name="Source_20_Text"><text:span text:style-name="T16">        </text:span></text:span><text:span text:style-name="Source_20_Text"><text:span text:style-name="T15">UsbEndpoint epOUT = null;</text:span></text:span></text:p>
      <text:p text:style-name="P19"> </text:p>
      <text:p text:style-name="P17"><text:span text:style-name="Source_20_Text"><text:span text:style-name="T16">        </text:span></text:span><text:span text:style-name="Source_20_Text"><text:span text:style-name="T15">UsbInterface usbIf = mDevice.getInterface(1);</text:span></text:span></text:p>
      <text:p text:style-name="P17"><text:span text:style-name="Source_20_Text"><text:span text:style-name="T16">        </text:span></text:span><text:span text:style-name="Source_20_Text"><text:span text:style-name="T15">for</text:span></text:span><text:span text:style-name="T15"> </text:span><text:span text:style-name="Source_20_Text"><text:span text:style-name="T15">(int</text:span></text:span><text:span text:style-name="T15"> </text:span><text:span text:style-name="Source_20_Text"><text:span text:style-name="T15">i = 0; i &lt; usbIf.getEndpointCount(); i++) {</text:span></text:span></text:p>
      <text:p text:style-name="P17"><text:span text:style-name="Source_20_Text"><text:span text:style-name="T16">            </text:span></text:span><text:span text:style-name="Source_20_Text"><text:span text:style-name="T15">if</text:span></text:span><text:span text:style-name="T15"> </text:span><text:span text:style-name="Source_20_Text"><text:span text:style-name="T15">(usbIf.getEndpoint(i).getType() == UsbConstants.USB_ENDPOINT_XFER_BULK) <text:tab/><text:tab/>{</text:span></text:span></text:p>
      <text:p text:style-name="P17"><text:span text:style-name="Source_20_Text"><text:span text:style-name="T16">                </text:span></text:span><text:span text:style-name="Source_20_Text"><text:span text:style-name="T15">if</text:span></text:span><text:span text:style-name="T15"> </text:span><text:span text:style-name="Source_20_Text"><text:span text:style-name="T15">(usbIf.getEndpoint(i).getDirection() == UsbConstants.USB_DIR_IN)</text:span></text:span></text:p>
      <text:p text:style-name="P17"><text:span text:style-name="Source_20_Text"><text:span text:style-name="T16">                    </text:span></text:span><text:span text:style-name="Source_20_Text"><text:span text:style-name="T15">epIN = usbIf.getEndpoint(i);</text:span></text:span></text:p>
      <text:p text:style-name="P17"><text:span text:style-name="Source_20_Text"><text:span text:style-name="T16">                </text:span></text:span><text:span text:style-name="Source_20_Text"><text:span text:style-name="T15">else</text:span></text:span></text:p>
      <text:p text:style-name="P17"><text:span text:style-name="Source_20_Text"><text:span text:style-name="T16">                    </text:span></text:span><text:span text:style-name="Source_20_Text"><text:span text:style-name="T15">epOUT = usbIf.getEndpoint(i);</text:span></text:span></text:p>
      <text:p text:style-name="P17"><text:span text:style-name="Source_20_Text"><text:span text:style-name="T16">            </text:span></text:span><text:span text:style-name="Source_20_Text"><text:span text:style-name="T15">}</text:span></text:span></text:p>
      <text:p text:style-name="P17"><text:span text:style-name="Source_20_Text"><text:span text:style-name="T16">        </text:span></text:span><text:span text:style-name="Source_20_Text"><text:span text:style-name="T15">}</text:span></text:span></text:p>
      <text:p text:style-name="P19"> </text:p>
      <text:p text:style-name="P17"><text:span text:style-name="Source_20_Text"><text:span text:style-name="T16">        </text:span></text:span><text:span text:style-name="Source_20_Text"><text:span text:style-name="T15">for</text:span></text:span><text:span text:style-name="T15"> </text:span><text:span text:style-name="Source_20_Text"><text:span text:style-name="T15">(;;) {<text:tab/><text:tab/><text:tab/><text:tab/><text:tab/>// this is the main loop for transferring</text:span></text:span></text:p>
      <text:p text:style-name="P17"><text:span text:style-name="Source_20_Text"><text:span text:style-name="T16">            </text:span></text:span><text:span text:style-name="Source_20_Text"><text:span text:style-name="T15">synchronized</text:span></text:span><text:span text:style-name="T15"> </text:span><text:span text:style-name="Source_20_Text"><text:span text:style-name="T15">(sSendLock) {<text:tab/><text:tab/>//ok there should be a OUT queue, no guarantee that the byte is sent actually</text:span></text:span></text:p>
      <text:p text:style-name="P17"><text:span text:style-name="Source_20_Text"><text:span text:style-name="T16">                </text:span></text:span><text:span text:style-name="Source_20_Text"><text:span text:style-name="T15">try</text:span></text:span><text:span text:style-name="T15"> </text:span><text:span text:style-name="Source_20_Text"><text:span text:style-name="T15">{</text:span></text:span></text:p>
      <text:p text:style-name="P17"><text:span text:style-name="Source_20_Text"><text:span text:style-name="T16">                    </text:span></text:span><text:span text:style-name="Source_20_Text"><text:span text:style-name="T15">sSendLock.wait();</text:span></text:span></text:p>
      <text:p text:style-name="P17"><text:span text:style-name="Source_20_Text"><text:span text:style-name="T16">                </text:span></text:span><text:span text:style-name="Source_20_Text"><text:span text:style-name="T15">} catch</text:span></text:span><text:span text:style-name="T15"> </text:span><text:span text:style-name="Source_20_Text"><text:span text:style-name="T15">(InterruptedException e) {</text:span></text:span></text:p>
      <text:p text:style-name="P17"><text:span text:style-name="Source_20_Text"><text:span text:style-name="T16">                    </text:span></text:span><text:span text:style-name="Source_20_Text"><text:span text:style-name="T15">if</text:span></text:span><text:span text:style-name="T15"> </text:span><text:span text:style-name="Source_20_Text"><text:span text:style-name="T15">(mStop) {</text:span></text:span></text:p>
      <text:p text:style-name="P17"><text:span text:style-name="Source_20_Text"><text:span text:style-name="T16">                        </text:span></text:span><text:span text:style-name="Source_20_Text"><text:span text:style-name="T15">mConnectionHandler.onUsbStopped();</text:span></text:span></text:p>
      <text:p text:style-name="P17"><text:span text:style-name="Source_20_Text"><text:span text:style-name="T16">                        </text:span></text:span><text:span text:style-name="Source_20_Text"><text:span text:style-name="T15">return;</text:span></text:span></text:p>
      <text:p text:style-name="P17"><text:span text:style-name="Source_20_Text"><text:span text:style-name="T16">                    </text:span></text:span><text:span text:style-name="Source_20_Text"><text:span text:style-name="T15">}</text:span></text:span></text:p>
      <text:p text:style-name="P17"><text:span text:style-name="Source_20_Text"><text:span text:style-name="T16">                    </text:span></text:span><text:span text:style-name="Source_20_Text"><text:span text:style-name="T15">e.printStackTrace();</text:span></text:span></text:p>
      <text:p text:style-name="P17"><text:span text:style-name="Source_20_Text"><text:span text:style-name="T16">                </text:span></text:span><text:span text:style-name="Source_20_Text"><text:span text:style-name="T15">}</text:span></text:span></text:p>
      <text:p text:style-name="P17"><text:span text:style-name="Source_20_Text"><text:span text:style-name="T16">            </text:span></text:span><text:span text:style-name="Source_20_Text"><text:span text:style-name="T15">}</text:span></text:span></text:p>
      <text:p text:style-name="P17"><text:span text:style-name="Source_20_Text"><text:span text:style-name="T16">            </text:span></text:span><text:span text:style-name="Source_20_Text"><text:span text:style-name="T15">conn.bulkTransfer(epOUT, new</text:span></text:span><text:span text:style-name="T15"> </text:span><text:span text:style-name="Source_20_Text"><text:span text:style-name="T15">byte[] { mData }, 1, 0);</text:span></text:span></text:p>
      <text:p text:style-name="P19"> </text:p>
      <text:p text:style-name="P17"><text:span text:style-name="Source_20_Text"><text:span text:style-name="T16">            </text:span></text:span><text:span text:style-name="Source_20_Text"><text:span text:style-name="T15">if</text:span></text:span><text:span text:style-name="T15"> </text:span><text:span text:style-name="Source_20_Text"><text:span text:style-name="T15">(mStop) {</text:span></text:span></text:p>
      <text:p text:style-name="P17"><text:span text:style-name="Source_20_Text"><text:span text:style-name="T16">                </text:span></text:span><text:span text:style-name="Source_20_Text"><text:span text:style-name="T15">mConnectionHandler.onUsbStopped();</text:span></text:span></text:p>
      <text:p text:style-name="P17"><text:span text:style-name="Source_20_Text"><text:span text:style-name="T16">                </text:span></text:span><text:span text:style-name="Source_20_Text"><text:span text:style-name="T15">return;</text:span></text:span></text:p>
      <text:p text:style-name="P17"><text:span text:style-name="Source_20_Text"><text:span text:style-name="T16">            </text:span></text:span><text:span text:style-name="Source_20_Text"><text:span text:style-name="T15">}</text:span></text:span></text:p>
      <text:p text:style-name="P17"><text:span text:style-name="Source_20_Text"><text:span text:style-name="T16">        </text:span></text:span><text:span text:style-name="Source_20_Text"><text:span text:style-name="T15">}</text:span></text:span></text:p>
      <text:p text:style-name="P17"><text:span text:style-name="Source_20_Text"><text:span text:style-name="T16">    </text:span></text:span><text:span text:style-name="Source_20_Text"><text:span text:style-name="T15">}</text:span></text:span></text:p>
      <text:p text:style-name="P17"><text:span text:style-name="Source_20_Text"><text:span text:style-name="T15">}</text:span></text:span></text:p>
      <text:p text:style-name="P12"/>
      <text:p text:style-name="P12"><text:soft-page-break/><text:span text:style-name="T17">The first call sets the control line state, the second call sets the line encoding (9600, 8N1).<text:line-break/>For communication, an additional thread is used to </text:span><text:span text:style-name="Strong_20_Emphasis"><text:span text:style-name="T20">send data without blocking </text:span></text:span><text:span text:style-name="T17">the Activity’s main UI thread. By notifying sSendLock of the UsbController the data will be transferred. After submission, the thread will go into “wait” again. This way, even if submission takes more time than expected, the Activity’s main thread will not be blocked and hence </text:span><text:span text:style-name="Strong_20_Emphasis"><text:span text:style-name="T20">the app will not become unresponsive</text:span></text:span><text:span text:style-name="T17">.</text:span></text:p>
      <text:p text:style-name="P34"/>
      <text:p text:style-name="P13"><text:span text:style-name="T17">The below code is UsbController class is used to initialize the Controller so that Android-Arduino </text:span><text:span text:style-name="T18">can be connected. </text:span><text:span text:style-name="T19">It includes giving permission to the usb android.</text:span></text:p>
      <text:p text:style-name="P34"/>
      <text:p text:style-name="P21">class UsbController {</text:p>
      <text:p text:style-name="P21"><text:tab/>private final Context mApplicationContext;</text:p>
      <text:p text:style-name="P22"><text:tab/>private final UsbManager mUsbManager;</text:p>
      <text:p text:style-name="P22"><text:tab/>private final int VID;</text:p>
      <text:p text:style-name="P22"><text:tab/>private final int PID;</text:p>
      <text:p text:style-name="P22"><text:tab/>private static final String ACTION_USB_PERMISSION = "info.mayankag.usb_connection.USB";</text:p>
      <text:p text:style-name="P22"><text:tab/>UsbController(Activity parentActivity, int vid, int pid) {</text:p>
      <text:p text:style-name="P23"><text:tab/> <text:s text:c="2"/><text:span text:style-name="T23">mApplicationContext = parentActivity.getApplicationContext();</text:span></text:p>
      <text:p text:style-name="P23"><text:tab/> <text:s text:c="2"/><text:span text:style-name="T23">mUsbManager = (UsbManager) mApplicationContext.getSystemService(Context.USB_SERVICE);</text:span></text:p>
      <text:p text:style-name="P23"><text:tab/> <text:s text:c="2"/><text:span text:style-name="T23">VID = vid;</text:span></text:p>
      <text:p text:style-name="P23"><text:tab/> <text:s text:c="2"/><text:span text:style-name="T23">PID = pid;</text:span></text:p>
      <text:p text:style-name="P23"><text:tab/> <text:s text:c="2"/><text:span text:style-name="T23">init();</text:span></text:p>
      <text:p text:style-name="P22"><text:tab/>}</text:p>
      <text:p text:style-name="P22"><text:tab/>private void init() {</text:p>
      <text:p text:style-name="P23"><text:tab/> <text:s text:c="2"/><text:span text:style-name="T23">enumerate(new IPermissionListener() {</text:span></text:p>
      <text:p text:style-name="P23"><text:tab/> <text:s text:c="5"/><text:span text:style-name="T23">@Override</text:span></text:p>
      <text:p text:style-name="P23"><text:tab/> <text:s text:c="5"/><text:span text:style-name="T23">public void onPermissionDenied(UsbDevice d) {</text:span></text:p>
      <text:p text:style-name="P23"><text:tab/> <text:s text:c="8"/><text:span text:style-name="T23">UsbManager usbman = (UsbManager) <text:tab/>mApplicationContext.getSystemService(Context.USB_SERVICE);</text:span></text:p>
      <text:p text:style-name="P23"><text:tab/> <text:s text:c="8"/><text:span text:style-name="T23">PendingIntent pi = PendingIntent.getBroadcast(mApplicationContext, 0, new Intent(ACTION_USB_PERMISSION), 0);</text:span></text:p>
      <text:p text:style-name="P23"><text:tab/> <text:s text:c="8"/><text:span text:style-name="T23">mApplicationContext.registerReceiver(mPermissionReceiver, new <text:tab/>IntentFilter(ACTION_USB_PERMISSION));</text:span></text:p>
      <text:p text:style-name="P23"><text:tab/> <text:s text:c="8"/><text:span text:style-name="T23">usbman.requestPermission(d, pi);</text:span></text:p>
      <text:p text:style-name="P23"><text:tab/> <text:s text:c="5"/><text:span text:style-name="T23">}</text:span></text:p>
      <text:p text:style-name="P23"><text:tab/> <text:s text:c="2"/><text:span text:style-name="T23">});</text:span></text:p>
      <text:p text:style-name="P24"><text:tab/>}</text:p>
      <text:p text:style-name="P20"><text:span text:style-name="Source_20_Text"><text:span text:style-name="T21"><text:tab/>private BroadcastReceiver mPermissionReceiver = new PermissionReceiver(</text:span></text:span></text:p>
      <text:p text:style-name="P23"><text:tab/> <text:s text:c="5"/><text:span text:style-name="T23">new IPermissionListener() {</text:span></text:p>
      <text:p text:style-name="P23"><text:tab/> <text:s text:c="8"/><text:span text:style-name="T23">@Override</text:span></text:p>
      <text:p text:style-name="P23"><text:tab/> <text:s text:c="8"/><text:span text:style-name="T23">public void onPermissionDenied(UsbDevice d) {</text:span></text:p>
      <text:p text:style-name="P23"><text:tab/> <text:s text:c="11"/><text:span text:style-name="T23">Log.d("USBController", "&gt;&lt; " + "Permission denied on " + d.getDeviceId()+ " &gt;&lt;");</text:span></text:p>
      <text:p text:style-name="P23"><text:tab/> <text:s text:c="8"/><text:span text:style-name="T23">}</text:span></text:p>
      <text:p text:style-name="P23"><text:tab/> <text:s text:c="5"/><text:span text:style-name="T23">});</text:span></text:p>
      <text:p text:style-name="P22"><text:tab/>private interface IPermissionListener {</text:p>
      <text:p text:style-name="P23"><text:tab/> <text:s text:c="2"/><text:span text:style-name="T23">void onPermissionDenied(UsbDevice d);</text:span></text:p>
      <text:p text:style-name="P24"><text:tab/>}</text:p>
      <text:p text:style-name="P25">}</text:p>
      <text:p text:style-name="P1">Source Code is present at : </text:p>
      <text:p text:style-name="P1"><text:a xlink:type="simple" xlink:href="https://github.com/agarwalmayank32/Android-usb-Arduino-working-Code" text:style-name="Internet_20_link" text:visited-style-name="Visited_20_Internet_20_Link">https://github.com/agarwalmayank32/Android-usb-Arduino-working-Code</text:a></text:p>
      <text:p text:style-name="P1"/>
      <text:p text:style-name="P3"><text:soft-page-break/>Screensho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Monaco" svg:font-family="Monaco, Consolas, 'Bitstream Vera Sans Mono', 'Courier New', Courier,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1T00:51:48.829325849</meta:creation-date>
    <dc:date>2017-01-31T11:52:52.052894318</dc:date>
    <meta:editing-duration>PT1H40M23S</meta:editing-duration>
    <meta:editing-cycles>48</meta:editing-cycles>
    <meta:generator>LibreOffice/5.1.4.2$Linux_X86_64 LibreOffice_project/10m0$Build-2</meta:generator>
    <meta:document-statistic meta:table-count="0" meta:image-count="0" meta:object-count="0" meta:page-count="4" meta:paragraph-count="121" meta:word-count="786" meta:character-count="6029" meta:non-whitespace-character-count="4654"/>
  </office:meta>
</office:document-meta>
</file>